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rsid="00122345" officeooo:paragraph-rsid="00122345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rsid="001428b3" officeooo:paragraph-rsid="001428b3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paragraph-rsid="00122345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8000" style:font-name="DejaVu Sans Mono" fo:font-size="9pt" fo:font-weight="bold" officeooo:paragraph-rsid="000e6541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fo:color="#660e7a" fo:font-style="italic" fo:font-weight="bold"/>
    </style:style>
    <style:style style:name="T2" style:family="text">
      <style:text-properties fo:color="#660e7a" style:font-name="DejaVu Sans Mono" fo:font-size="9pt" fo:font-style="italic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fo:color="#008000"/>
    </style:style>
    <style:style style:name="T5" style:family="text">
      <style:text-properties fo:color="#008000" style:font-name="DejaVu Sans Mono" fo:font-size="9pt" fo:font-weight="bold"/>
    </style:style>
    <style:style style:name="T6" style:family="text">
      <style:text-properties fo:font-variant="normal" fo:text-transform="none" fo:color="#263238" fo:letter-spacing="normal" officeooo:rsid="00122345"/>
    </style:style>
    <style:style style:name="T7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T8" style:family="text">
      <style:text-properties fo:font-variant="normal" fo:text-transform="none" fo:color="#263238" style:font-name="Roboto" fo:font-size="9.75pt" fo:letter-spacing="normal" fo:font-style="normal" fo:font-weight="normal" officeooo:rsid="001223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-start text:name="__DdeLink__10_797427583"/><text:span text:style-name="T1">email</text:span>:</text:p>
      <text:p text:style-name="P8"><text:s text:c="2"/><text:span text:style-name="T2">locator</text:span><text:span text:style-name="T3">: </text:span><text:span text:style-name="T5">"css"</text:span></text:p>
      <text:p text:style-name="P1"><text:span text:style-name="T4"><text:s text:c="2"/></text:span><text:span text:style-name="T2">value</text:span><text:span text:style-name="T3">: </text:span><text:span text:style-name="T5">"#email"</text:span><text:bookmark-end text:name="__DdeLink__10_797427583"/></text:p>
      <text:p text:style-name="P2"><text:bookmark-start text:name="__DdeLink__12_797427583"/>email: 'pratikabhanu@gmail.com'<text:bookmark-end text:name="__DdeLink__12_797427583"/></text:p>
      <text:p text:style-name="P2"><text:bookmark-start text:name="__DdeLink__0_797427583"/>password: <text:a xlink:type="simple" xlink:href="mailto:'pratika@15" text:style-name="Internet_20_link" text:visited-style-name="Visited_20_Internet_20_Link">'pratika@15</text:a>'<text:bookmark-end text:name="__DdeLink__0_797427583"/></text:p>
      <text:p text:style-name="P4"><text:bookmark-start text:name="__DdeLink__115_1137335705"/>#primary &gt; div &gt; div:nth-child(5) &gt; div:nth-child(2)<text:bookmark-end text:name="__DdeLink__115_1137335705"/></text:p>
      <text:p text:style-name="P3">#kc-form-buttons &gt; font &gt; font &gt; input</text:p>
      <text:p text:style-name="P5"><text:bookmark-start text:name="__DdeLink__120_523864791"/><text:span text:style-name="T6"> </text:span><text:a xlink:type="simple" xlink:href="https://www.google.com/url?q=https://platform.negometrix.com/Content/Tender/Supplier/TenderInformation.aspx?tenderId%3D94283&amp;sa=D&amp;source=hangouts&amp;ust=1530772235077000&amp;usg=AFQjCNF7cHb9VIzD3ml4oSEDAidrIN6YCQ" office:target-frame-name="_blank" xlink:show="new" text:style-name="Internet_20_link" text:visited-style-name="Visited_20_Internet_20_Link"><text:span text:style-name="T8">https://platform.negometrix.com/Content/Tender/Supplier/TenderInformation.aspx?tenderId=</text:span></text:a><text:span text:style-name="T7">95712</text:span><text:bookmark-end text:name="__DdeLink__120_523864791"/></text:p>
      <text:p text:style-name="P3">//*[@id="kc-form-buttons"]/font/font/input</text:p>
      <text:p text:style-name="P3"/>
      <text:p text:style-name="P3"><text:bookmark-start text:name="__DdeLink__14_797427583"/>#user_type\2e freelancer<text:bookmark-end text:name="__DdeLink__14_797427583"/></text:p>
      <text:p text:style-name="P9"><text:bookmark-start text:name="__DdeLink__6_797427583"/><text:span text:style-name="T1">password</text:span>:</text:p>
      <text:p text:style-name="P8"><text:s text:c="2"/><text:span text:style-name="T2">locator</text:span><text:span text:style-name="T3">: </text:span><text:span text:style-name="T5">"css"</text:span></text:p>
      <text:p text:style-name="P1"><text:span text:style-name="T4"><text:s text:c="2"/></text:span><text:span text:style-name="T2">value</text:span><text:span text:style-name="T3">: </text:span><text:span text:style-name="T5">"#password"</text:span><text:bookmark-end text:name="__DdeLink__6_797427583"/></text:p>
      <text:p text:style-name="P2"><text:bookmark-start text:name="__DdeLink__2_797427583"/>confirmpassword: 'pratika@15'<text:bookmark-end text:name="__DdeLink__2_797427583"/></text:p>
      <text:p text:style-name="P9"><text:bookmark-start text:name="__DdeLink__4_797427583"/><text:span text:style-name="T1">confirmpassword</text:span>:</text:p>
      <text:p text:style-name="P8"><text:s text:c="2"/><text:span text:style-name="T2">locator</text:span><text:span text:style-name="T3">: </text:span><text:span text:style-name="T5">"css"</text:span></text:p>
      <text:p text:style-name="P1"><text:span text:style-name="T4"><text:s text:c="2"/></text:span><text:span text:style-name="T2">value</text:span><text:span text:style-name="T3">: </text:span><text:span text:style-name="T5">"#password-confirm"</text:span></text:p>
      <text:p text:style-name="P6"/>
      <text:p text:style-name="P7"><text:bookmark-end text:name="__DdeLink__4_797427583"/><text:bookmark text:name="__DdeLink__8_797427583"/>passwordobserv: 'pratika@15'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2:02:11.832100978</meta:creation-date>
    <meta:editing-duration>PT6H39M43S</meta:editing-duration>
    <meta:editing-cycles>9</meta:editing-cycles>
    <meta:generator>LibreOffice/5.1.6.2$Linux_X86_64 LibreOffice_project/10m0$Build-2</meta:generator>
    <dc:date>2018-07-16T16:54:29.287921551</dc:date>
    <meta:document-statistic meta:table-count="0" meta:image-count="0" meta:object-count="0" meta:page-count="1" meta:paragraph-count="18" meta:word-count="41" meta:character-count="504" meta:non-whitespace-character-count="468"/>
  </office:meta>
</office:document-meta>
</file>